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ien Figma (Maquette mobile + desktop + wireframes + charte)</text:p>
      <text:p text:style-name="P1"/>
      <text:p text:style-name="P1">https://www.figma.com/file/LVp2Wbt3YZXvTHkS7dvcxh/Page-Web---HTML%2FCSS%2FJS?node-id=1%3A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